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204804" officeooo:paragraph-rsid="00188e6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fo:font-weight="bold" officeooo:rsid="00204804" officeooo:paragraph-rsid="00188e6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20f76b" officeooo:paragraph-rsid="00188e6d" style:font-size-asian="16pt" style:font-weight-asian="bold" style:font-size-complex="16pt" style:font-weight-complex="bold"/>
    </style:style>
    <style:style style:name="T1" style:family="text">
      <style:text-properties officeooo:rsid="00188e6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c9211e" loext:opacity="100%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3">Assignment no. 3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1) Does ANSI recognize the data type DATE?</text:p>
      <text:p text:style-name="P2">Ans – <text:span text:style-name="T1">No</text:span></text:p>
      <text:p text:style-name="P2"/>
      <text:p text:style-name="P2"/>
      <text:p text:style-name="P2">2) Which subdivision of SQL is used to insert values in tables?</text:p>
      <text:p text:style-name="P3">Ans- <text:s/>Data Manipulation Language (DML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03:46.096070303</meta:creation-date>
    <dc:date>2023-09-11T23:04:45.877324426</dc:date>
    <meta:editing-duration>PT1M</meta:editing-duration>
    <meta:editing-cycles>1</meta:editing-cycles>
    <meta:document-statistic meta:table-count="0" meta:image-count="0" meta:object-count="0" meta:page-count="1" meta:paragraph-count="5" meta:word-count="30" meta:character-count="171" meta:non-whitespace-character-count="140"/>
    <meta:generator>LibreOffice/7.3.7.2$Linux_X86_64 LibreOffice_project/30$Build-2</meta:generator>
  </office:meta>
</office:document-meta>
</file>